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2cm" draw:marker-start-width="0.5cm" draw:marker-end-width="0.5cm" draw:fill="solid" draw:fill-color="#e6e6e6" draw:textarea-vertical-align="middle" draw:auto-grow-height="false" fo:min-height="0.749cm" fo:min-width="0.499cm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2cm" draw:marker-start-width="0.5cm" draw:marker-end-width="0.5cm" draw:fill="solid" draw:fill-color="#cccccc" draw:textarea-vertical-align="middle" draw:auto-grow-height="false" fo:min-height="0.749cm" fo:min-width="0.499cm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-width="0.5cm" draw:marker-end-width="0.5cm" draw:fill="solid" draw:fill-color="#b3b3b3" draw:textarea-vertical-align="middle" draw:auto-grow-height="false" fo:min-height="0.749cm" fo:min-width="0.499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0cm" svg:height="10cm" draw:transform="rotate (0.647517152489774) translate (0.631cm 5.162cm)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path draw:style-name="gr2" draw:text-style-name="P1" draw:layer="layout" svg:width="0.521cm" svg:height="0.579cm" draw:transform="rotate (0.647517152489774) translate (5.002cm 2.655cm)" svg:viewBox="0 0 522 580" svg:d="m1 0c85-1 172 2 254 7 94 4 164 29 209 61 41 35 62 80 56 138-7 57-38 95-84 117-48 27-115 35-200 28-42-1-88-5-132-5-4 78-2 156-5 233-33-2-63 0-99-1 0-194 0-386 1-578zm112 65c-5 73-6 145-7 218 43 1 88 0 134 5 48 2 86-5 116-21 29-16 45-40 49-76 2-33-9-61-36-82-27-21-66-34-117-39-45-1-92-5-139-5z">
            <text:p/>
          </draw:path>
          <draw:path draw:style-name="gr2" draw:text-style-name="P1" draw:layer="layout" svg:width="0.577cm" svg:height="0.589cm" draw:transform="rotate (0.647517152489774) translate (5.513cm 2.338cm)" svg:viewBox="0 0 578 590" svg:d="m93 0c84 15 165 30 250 48 91 22 155 52 195 94 36 39 49 88 32 143-15 56-51 88-101 106-51 16-119 13-202-6-40-10-85-19-129-26-14 75-28 152-43 230-30-7-62-13-95-19 30-190 61-381 93-570zm95 83c-13 70-24 141-39 213 44 9 86 16 133 28 46 8 86 9 117-2 31-12 52-35 61-68 7-33 2-63-22-88-22-24-60-44-110-57-45-7-91-20-140-26z">
            <text:p/>
          </draw:path>
          <draw:path draw:style-name="gr2" draw:text-style-name="P1" draw:layer="layout" svg:width="0.446cm" svg:height="0.717cm" draw:transform="rotate (0.647517152489774) translate (6.076cm 2.117cm)" svg:viewBox="0 0 447 718" svg:d="m182 0c34 11 68 23 105 36-55 161-114 320-173 483 112 40 223 86 332 139-8 19-17 38-27 59-135-65-277-120-419-167 62-184 121-367 182-550z">
            <text:p/>
          </draw:path>
          <draw:path draw:style-name="gr2" draw:text-style-name="P1" draw:layer="layout" svg:width="0.641cm" svg:height="0.688cm" draw:transform="rotate (0.647517152489774) translate (6.703cm 1.887cm)" svg:viewBox="0 0 642 689" svg:d="m29 0c214 101 417 215 612 351-14 18-25 35-39 54-77-55-159-108-243-158-88 147-173 293-262 441-29-16-57-33-84-51 81-145 163-295 248-446-85-47-170-89-261-132 11-18 19-39 29-59z">
            <text:p/>
          </draw:path>
          <draw:path draw:style-name="gr2" draw:text-style-name="P1" draw:layer="layout" svg:width="0.704cm" svg:height="0.698cm" draw:transform="rotate (0.647517152489774) translate (7.721cm 2.037cm)" svg:viewBox="0 0 705 699" svg:d="m704 377c-19 18-43 37-62 55-7-43-18-84-38-124-20-38-46-76-81-110-65-68-133-103-196-108-65-3-122 23-173 81-50 57-72 114-64 177 4 61 37 121 96 179 31 30 62 55 98 75 34 21 70 33 111 43-20 16-41 36-63 53-34-11-69-28-101-53-34-23-65-48-93-77-78-80-124-157-135-239-12-86 10-159 70-232 59-69 133-105 221-96 90 9 183 56 270 148 38 34 65 71 89 109 22 39 39 80 51 119z">
            <text:p/>
          </draw:path>
          <draw:path draw:style-name="gr2" draw:text-style-name="P1" draw:layer="layout" svg:width="0.499cm" svg:height="0.568cm" draw:transform="rotate (0.647517152489774) translate (8.465cm 2.262cm)" svg:viewBox="0 0 500 569" svg:d="m373 381c30-20 50-52 55-87 1-38-10-78-39-117-29-44-67-76-102-87-40-11-77-7-111 13 67 90 133 181 197 278zm30 92c-7 7-17 11-28 18-75-122-158-241-246-356-35 34-54 71-52 114-2 41 16 86 50 138 21 27 41 54 66 78 23 24 49 44 77 64-16 14-37 26-57 39-24-23-51-46-72-74-23-23-44-50-63-79-52-71-78-138-78-201 1-65 27-120 79-164 56-43 117-61 181-44 63 14 127 63 180 137 45 65 63 130 59 191-5 58-38 106-96 139z">
            <text:p/>
          </draw:path>
          <draw:path draw:style-name="gr2" draw:text-style-name="P1" draw:layer="layout" svg:width="0.552cm" svg:height="0.623cm" draw:transform="rotate (0.647517152489774) translate (8.995cm 2.497cm)" svg:viewBox="0 0 553 624" svg:d="m439 522c-80 35-160 66-243 101-10-29-21-55-33-83 79-33 156-70 235-104 39-16 63-38 71-69 10-27 7-61-12-100-24-50-55-82-91-98-34-13-70-13-108 8-72 38-144 77-215 117-17-28-30-54-43-81 122-71 248-143 375-213 17 29 34 59 49 88-19 12-39 20-60 32 35 8 63 22 92 47 24 22 47 54 65 92 33 62 38 118 23 163-14 45-51 78-105 100z">
            <text:p/>
          </draw:path>
          <draw:path draw:style-name="gr2" draw:text-style-name="P1" draw:layer="layout" svg:width="0.522cm" svg:height="0.473cm" draw:transform="rotate (0.647517152489774) translate (9.578cm 2.775cm)" svg:viewBox="0 0 523 474" svg:d="m522 124c-39 10-77 24-117 37 21 63 40 128 59 194-18 7-36 13-55 16-18-64-37-129-58-191-72 23-147 48-223 73-31 12-54 26-60 37-5 15-3 42 8 78 8 29 19 58 27 89-18 6-37 11-57 16-6-30-17-58-27-87-19-66-24-114-14-143 12-35 41-60 94-80 70-25 145-52 219-80-8-21-13-41-24-65 17-6 34-12 53-18 9 20 16 41 24 65 38-13 75-26 114-42 15 32 23 66 37 101z">
            <text:p/>
          </draw:path>
          <draw:path draw:style-name="gr2" draw:text-style-name="P1" draw:layer="layout" svg:width="0.459cm" svg:height="0.532cm" draw:transform="rotate (0.647517152489774) translate (9.96cm 3.101cm)" svg:viewBox="0 0 460 533" svg:d="m293 431c36-7 65-27 84-59 18-30 25-73 17-121-10-52-31-93-59-122-28-27-65-35-105-33 25 109 46 219 63 335zm-12 98c-9 1-22 2-33 2-17-141-41-285-73-426-47 15-80 39-97 79-18 42-23 88-10 147 6 35 13 68 26 99 11 33 25 62 42 93-23 3-46 7-65 9-17-30-30-62-39-95-10-32-17-65-23-100-16-84-12-158 14-214 28-59 75-98 140-114 72-18 131-10 184 33 54 42 88 110 106 200 15 79 2 146-25 199-33 51-80 78-147 88z">
            <text:p/>
          </draw:path>
          <draw:path draw:style-name="gr2" draw:text-style-name="P1" draw:layer="layout" svg:width="0.456cm" svg:height="0.357cm" draw:transform="rotate (0.647517152489774) translate (10.411cm 3.591cm)" svg:viewBox="0 0 457 358" svg:d="m378 356c6-11 10-23 11-36 2-13 2-27 1-43 2-56-13-98-40-128-26-27-66-40-117-37-75 5-149 8-226 15-3-32-3-60-7-92 144-12 287-23 433-35 3 35 5 68 7 102-23 0-45 1-68 4 27 19 47 44 62 77 13 34 22 75 22 122 0 7 1 17-3 24 0 7 0 17-1 28-24-2-47 0-74-1z">
            <text:p/>
          </draw:path>
        </draw:g>
        <draw:custom-shape draw:style-name="gr3" draw:text-style-name="P1" draw:layer="layout" svg:width="6.25cm" svg:height="6.25cm" draw:transform="rotate (0.647517152489774) translate (3.257cm 5.527cm)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path draw:style-name="gr2" draw:text-style-name="P1" draw:layer="layout" svg:width="0.596cm" svg:height="0.579cm" draw:transform="rotate (0.647517152489774) translate (6.179cm 4.102cm)" svg:viewBox="0 0 597 580" svg:d="m1 0c100 0 200 6 300 18 113 13 193 43 239 87 48 40 67 89 49 144-14 54-52 89-107 106-53 18-126 18-222 6-47-7-93-9-145-14-3 77-8 155-13 232-32 0-65-1-102-2 1-192 0-385 1-577zm128 66c-2 73-8 146-9 218 48 3 98 8 149 12 53 8 100 5 132-8 34-13 54-35 59-69 10-34-1-65-30-87-30-26-75-44-135-50-53-7-106-12-166-16z">
            <text:p/>
          </draw:path>
          <draw:path draw:style-name="gr2" draw:text-style-name="P1" draw:layer="layout" svg:width="0.686cm" svg:height="0.584cm" draw:transform="rotate (0.647517152489774) translate (6.753cm 3.835cm)" svg:viewBox="0 0 687 585" svg:d="m187 0c95 33 188 72 277 114 104 50 167 105 199 158 31 54 31 107-1 154-30 48-75 69-133 66-60 0-128-26-213-66-44-21-89-40-134-60-29 73-57 144-86 218-31-13-62-27-96-37 62-183 125-364 187-547zm102 106c-28 66-55 134-82 202 45 17 89 38 135 60 52 24 94 36 129 35 37-1 63-17 80-45 20-32 18-63-2-94-18-33-57-64-112-92-48-24-99-45-148-66z">
            <text:p/>
          </draw:path>
          <draw:path draw:style-name="gr2" draw:text-style-name="P1" draw:layer="layout" svg:width="0.457cm" svg:height="0.792cm" draw:transform="rotate (0.647517152489774) translate (7.425cm 3.811cm)" svg:viewBox="0 0 458 793" svg:d="m354 0c33 28 68 55 103 85-112 129-224 257-336 389 98 83 185 175 265 277-16 13-33 26-50 41-97-126-210-236-336-333 118-153 236-305 354-459z">
            <text:p/>
          </draw:path>
          <draw:path draw:style-name="gr2" draw:text-style-name="P1" draw:layer="layout" svg:width="0.699cm" svg:height="0.754cm" draw:transform="rotate (0.647517152489774) translate (8.079cm 3.867cm)" svg:viewBox="0 0 700 755" svg:d="m306 0c171 219 304 466 393 732-20 7-40 13-62 22-34-108-78-213-131-316-153 76-303 154-457 231-17-32-32-64-49-92 146-84 294-169 444-256-54-97-119-191-188-280 16-15 35-26 50-41z">
            <text:p/>
          </draw:path>
        </draw:g>
        <draw:custom-shape draw:style-name="gr4" draw:text-style-name="P2" draw:layer="layout" svg:width="3cm" svg:height="3cm" svg:x="6.135cm" svg:y="4.635cm">
          <text:p text:style-name="P2">pyDCPU</text:p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58</meta:generator>
    <meta:initial-creator>Hannes Matuschek</meta:initial-creator>
    <meta:creation-date>2005-10-23T17:15:42</meta:creation-date>
    <dc:creator>Hannes Matuschek</dc:creator>
    <dc:date>2005-10-23T17:34:08</dc:date>
    <dc:language>en-US</dc:language>
    <meta:editing-cycles>2</meta:editing-cycles>
    <meta:editing-duration>PT2M55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